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948cm" svg:height="8.408cm" svg:x="0.048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11-09T10:05:42.680800506</dc:date>
    <meta:editing-duration>PT3M19S</meta:editing-duration>
    <meta:editing-cycles>19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49cm" svg:height="8.409cm" xlink:href="." xlink:type="simple" chart:class="chart:scatter" chart:style-name="ch1">
        <chart:plot-area chart:style-name="ch2" chart:data-source-has-labels="both" svg:x="0.298cm" svg:y="0.168cm" svg:width="14.353cm" svg:height="8.073cm">
          <chartooo:coordinate-region svg:x="0.84cm" svg:y="0.367cm" svg:width="13.718cm" svg:height="7.675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14805029709527">
                <text:p>-1.14805029709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77163859753386">
                <text:p>-2.77163859753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77163859753386">
                <text:p>-2.77163859753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14805029709527">
                <text:p>-1.14805029709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4805029709527">
                <text:p>1.14805029709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